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d9d9cd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1cm" draw:fill-color="#a1a1a1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5cm" svg:y="0cm"/>
          <draw:glue-point draw:id="6" svg:x="0cm" svg:y="-5cm"/>
          <draw:glue-point draw:id="7" svg:x="0cm" svg:y="5cm"/>
          <draw:glue-point draw:id="8" svg:x="-5cm" svg:y="-5cm"/>
          <draw:glue-point draw:id="9" svg:x="-5cm" svg:y="3.333cm"/>
          <draw:glue-point draw:id="10" svg:x="5cm" svg:y="-5cm"/>
          <draw:glue-point draw:id="11" svg:x="5cm" svg:y="3.333cm"/>
          <draw:glue-point draw:id="12" svg:x="-3.333cm" svg:y="5cm"/>
          <draw:glue-point draw:id="13" svg:x="3.333cm" svg:y="5cm"/>
          <draw:glue-point draw:id="14" svg:x="0.278cm" svg:y="0.278cm"/>
          <draw:rect draw:style-name="gr1" draw:layer="layout" svg:width="2cm" svg:height="1.667cm" svg:x="0cm" svg:y="0cm">
            <text:p/>
          </draw:rect>
          <draw:rect draw:style-name="gr2" draw:layer="layout" svg:width="2cm" svg:height="1.667cm" svg:x="0cm" svg:y="0cm">
            <text:p/>
          </draw:rect>
          <draw:rect draw:style-name="gr3" draw:layer="layout" svg:width="1.778cm" svg:height="1.333cm" svg:x="0.111cm" svg:y="0.111cm">
            <text:p/>
          </draw:rect>
          <draw:rect draw:style-name="gr2" draw:layer="layout" svg:width="1.778cm" svg:height="1.333cm" svg:x="0.111cm" svg:y="0.111cm">
            <text:p/>
          </draw:rect>
          <draw:polygon draw:style-name="gr1" draw:layer="layout" svg:width="1.333cm" svg:height="0.111cm" svg:x="0.333cm" svg:y="1.667cm" svg:viewBox="0 0 1334 112" draw:points="0,0 1334,0 1000,112 333,112">
            <text:p/>
          </draw:polygon>
          <draw:polygon draw:style-name="gr2" draw:layer="layout" svg:width="1.333cm" svg:height="0.111cm" svg:x="0.333cm" svg:y="1.667cm" svg:viewBox="0 0 1334 112" draw:points="0,0 1334,0 1000,112 333,112">
            <text:p/>
          </draw:polygon>
          <draw:rect draw:style-name="gr1" draw:layer="layout" svg:width="0.667cm" svg:height="0.111cm" svg:x="0.667cm" svg:y="1.778cm">
            <text:p/>
          </draw:rect>
          <draw:rect draw:style-name="gr2" draw:layer="layout" svg:width="0.667cm" svg:height="0.111cm" svg:x="0.667cm" svg:y="1.778cm">
            <text:p/>
          </draw:rect>
          <draw:rect draw:style-name="gr1" draw:layer="layout" svg:width="1.333cm" svg:height="0.111cm" svg:x="0.333cm" svg:y="1.889cm">
            <text:p/>
          </draw:rect>
          <draw:rect draw:style-name="gr2" draw:layer="layout" svg:width="1.333cm" svg:height="0.111cm" svg:x="0.333cm" svg:y="1.889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Network - A Workstation Monitor</dc:title>
    <meta:creation-date>2011-02-07T17:12:32</meta:creation-date>
    <meta:editing-duration>P0D</meta:editing-duration>
    <meta:editing-cycles>1</meta:editing-cycles>
    <meta:document-statistic meta:object-count="11"/>
    <meta:generator>OpenOffice.org/3.3$Linux OpenOffice.org_project/330m20$Build-9567</meta:generator>
  </office:meta>
</office:document-meta>
</file>